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fo:border-bottom="none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008in solid #000000" fo:border-left="0.0008in solid #000000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3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>
            <text:p>Bytes</text:p>
          </table:table-cell>
          <table:table-cell office:value-type="string">
            <text:p>Offset</text:p>
          </table:table-cell>
          <table:table-cell table:style-name="Default"/>
          <table:table-cell table:style-name="ce13"/>
          <table:table-cell/>
          <table:table-cell table:style-name="ce9" office:value-type="string">
            <text:p>Bytes</text:p>
          </table:table-cell>
          <table:table-cell office:value-type="string">
            <text:p>Bits</text:p>
          </table:table-cell>
          <table:table-cell office:value-type="string">
            <text:p>Offset</text:p>
          </table:table-cell>
          <table:table-cell/>
        </table:table-row>
        <table:table-row table:style-name="ro1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 office:value-type="string">
            <office:annotation draw:style-name="gr1" draw:text-style-name="P1" svg:width="1.1413in" svg:height="1.0122in" svg:x="5.4567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Valid Marker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/>
          <table:table-cell table:style-name="ce7"/>
          <table:table-cell table:style-name="ce7"/>
          <table:table-cell table:style-name="ce10" table:formula="of:=[.E46]+[.D46]" office:value-type="float" office:value="600">
            <text:p>600</text:p>
          </table:table-cell>
          <table:table-cell/>
        </table:table-row>
        <table:table-row table:style-name="ro1">
          <table:table-cell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 table:style-name="ce11" table:formula="of:=[.D3]+[.E3]" office:value-type="float" office:value="1">
            <text:p>1</text:p>
          </table:table-cell>
          <table:table-cell table:style-name="Default"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/>
          <table:table-cell table:style-name="ce11" table:formula="of:=[.I3]+[.K3]" office:value-type="float" office:value="600">
            <text:p>600</text:p>
          </table:table-cell>
          <table:table-cell table:formula="of:=[.K4]-[.$K$3]" office:value-type="float" office:value="0">
            <text:p>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 table:style-name="ce11" table:formula="of:=[.D4]+[.E4]" office:value-type="float" office:value="21">
            <text:p>21</text:p>
          </table:table-cell>
          <table:table-cell table:style-name="Default"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/>
          <table:table-cell table:style-name="ce11" table:formula="of:=[.I4]+[.K4]" office:value-type="float" office:value="620">
            <text:p>620</text:p>
          </table:table-cell>
          <table:table-cell table:formula="of:=[.K5]-[.$K$3]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 table:number-columns-spanned="1" table:number-rows-spanned="41">
            <text:p>Command Station</text:p>
          </table:table-cell>
          <table:table-cell office:value-type="string">
            <text:p>Output Mode (Mainline/Programming)</text:p>
          </table:table-cell>
          <table:table-cell office:value-type="float" office:value="1">
            <text:p>1</text:p>
          </table:table-cell>
          <table:table-cell table:style-name="ce11" table:formula="of:=[.D5]+[.E5]" office:value-type="float" office:value="61">
            <text:p>61</text:p>
          </table:table-cell>
          <table:table-cell table:style-name="Default"/>
          <table:table-cell table:style-name="ce14" office:value-type="string" table:number-columns-spanned="1" table:number-rows-spanned="16">
            <text:p>DCC Proxy</text:p>
          </table:table-cell>
          <table:table-cell office:value-type="string">
            <text:p>Function Latching</text:p>
          </table:table-cell>
          <table:table-cell table:formula="of:=ROUNDUP([.J6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5]+[.K5]" office:value-type="float" office:value="660">
            <text:p>660</text:p>
          </table:table-cell>
          <table:table-cell table:formula="of:=[.K6]-[.$K$3]" office:value-type="float" office:value="60">
            <text:p>6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Default Programming Mode</text:p>
          </table:table-cell>
          <table:table-cell office:value-type="float" office:value="1">
            <text:p>1</text:p>
          </table:table-cell>
          <table:table-cell table:style-name="ce11" table:formula="of:=[.D6]+[.E6]" office:value-type="float" office:value="62">
            <text:p>62</text:p>
          </table:table-cell>
          <table:table-cell table:style-name="Default"/>
          <table:covered-table-cell table:style-name="ce15"/>
          <table:table-cell office:value-type="string">
            <text:p>Function State</text:p>
          </table:table-cell>
          <table:table-cell table:formula="of:=ROUNDUP([.J7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6]+[.K6]" office:value-type="float" office:value="664">
            <text:p>664</text:p>
          </table:table-cell>
          <table:table-cell table:formula="of:=[.K7]-[.$K$3]" office:value-type="float" office:value="64">
            <text:p>64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NMRA DCC Bus Mode</text:p>
          </table:table-cell>
          <table:table-cell office:value-type="float" office:value="1">
            <text:p>1</text:p>
          </table:table-cell>
          <table:table-cell table:style-name="ce11" table:formula="of:=[.D7]+[.E7]" office:value-type="float" office:value="63">
            <text:p>63</text:p>
          </table:table-cell>
          <table:table-cell table:style-name="Default"/>
          <table:covered-table-cell table:style-name="ce5"/>
          <table:table-cell office:value-type="string">
            <text:p>Spare</text:p>
          </table:table-cell>
          <table:table-cell office:value-type="float" office:value="357">
            <text:p>357</text:p>
          </table:table-cell>
          <table:table-cell/>
          <table:table-cell table:style-name="ce11" table:formula="of:=[.I7]+[.K7]" office:value-type="float" office:value="668">
            <text:p>668</text:p>
          </table:table-cell>
          <table:table-cell table:formula="of:=[.K8]-[.$K$3]" office:value-type="float" office:value="68">
            <text:p>68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ailCom Enable</text:p>
          </table:table-cell>
          <table:table-cell office:value-type="float" office:value="1">
            <text:p>1</text:p>
          </table:table-cell>
          <table:table-cell table:style-name="ce11" table:formula="of:=[.D8]+[.E8]" office:value-type="float" office:value="64">
            <text:p>64</text:p>
          </table:table-cell>
          <table:table-cell table:style-name="Default"/>
          <table:covered-table-cell table:style-name="ce15"/>
          <table:table-cell table:style-name="ce17" office:value-type="string">
            <text:p>F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8]+[.K8]" office:value-type="float" office:value="1025">
            <text:p>1025</text:p>
          </table:table-cell>
          <table:table-cell table:formula="of:=[.K9]-[.$K$3]" office:value-type="float" office:value="425">
            <text:p>425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OverCurrent Level</text:p>
          </table:table-cell>
          <table:table-cell office:value-type="float" office:value="2">
            <text:p>2</text:p>
          </table:table-cell>
          <table:table-cell table:style-name="ce11" table:formula="of:=[.D9]+[.E9]" office:value-type="float" office:value="65">
            <text:p>65</text:p>
          </table:table-cell>
          <table:table-cell table:style-name="Default"/>
          <table:covered-table-cell table:style-name="ce15"/>
          <table:table-cell office:value-type="string">
            <text:p>C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9]+[.K9]" office:value-type="float" office:value="1535">
            <text:p>1535</text:p>
          </table:table-cell>
          <table:table-cell table:formula="of:=[.K10]-[.$K$3]" office:value-type="float" office:value="935">
            <text:p>935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epeat Speed Dir Packets</text:p>
          </table:table-cell>
          <table:table-cell office:value-type="float" office:value="1">
            <text:p>1</text:p>
          </table:table-cell>
          <table:table-cell table:style-name="ce11" table:formula="of:=[.D10]+[.E10]" office:value-type="float" office:value="67">
            <text:p>67</text:p>
          </table:table-cell>
          <table:table-cell table:style-name="Default"/>
          <table:covered-table-cell table:style-name="ce15"/>
          <table:table-cell office:value-type="string">
            <text:p>Cvs</text:p>
          </table:table-cell>
          <table:table-cell office:value-type="float" office:value="255">
            <text:p>255</text:p>
          </table:table-cell>
          <table:table-cell/>
          <table:table-cell table:style-name="ce11" table:formula="of:=[.I10]+[.K10]" office:value-type="float" office:value="2045">
            <text:p>2045</text:p>
          </table:table-cell>
          <table:table-cell table:formula="of:=[.K11]-[.$K$3]" office:value-type="float" office:value="1445">
            <text:p>1445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epeat Function 0 Packets</text:p>
          </table:table-cell>
          <table:table-cell office:value-type="float" office:value="1">
            <text:p>1</text:p>
          </table:table-cell>
          <table:table-cell table:style-name="ce11" table:formula="of:=[.D11]+[.E11]" office:value-type="float" office:value="68">
            <text:p>68</text:p>
          </table:table-cell>
          <table:table-cell table:style-name="Default"/>
          <table:covered-table-cell table:style-name="ce15"/>
          <table:table-cell/>
          <table:table-cell/>
          <table:table-cell/>
          <table:table-cell table:style-name="ce11" table:formula="of:=[.I11]+[.K11]" office:value-type="float" office:value="2300">
            <text:p>2300</text:p>
          </table:table-cell>
          <table:table-cell table:formula="of:=[.K12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1 Packets</text:p>
          </table:table-cell>
          <table:table-cell office:value-type="float" office:value="1">
            <text:p>1</text:p>
          </table:table-cell>
          <table:table-cell table:style-name="ce11" table:formula="of:=[.D12]+[.E12]" office:value-type="float" office:value="69">
            <text:p>69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2]+[.K12]" office:value-type="float" office:value="2300">
            <text:p>2300</text:p>
          </table:table-cell>
          <table:table-cell table:formula="of:=[.K13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2 Packets</text:p>
          </table:table-cell>
          <table:table-cell office:value-type="float" office:value="1">
            <text:p>1</text:p>
          </table:table-cell>
          <table:table-cell table:style-name="ce11" table:formula="of:=[.D13]+[.E13]" office:value-type="float" office:value="70">
            <text:p>70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3]+[.K13]" office:value-type="float" office:value="2300">
            <text:p>2300</text:p>
          </table:table-cell>
          <table:table-cell table:formula="of:=[.K14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3 Packets</text:p>
          </table:table-cell>
          <table:table-cell office:value-type="float" office:value="1">
            <text:p>1</text:p>
          </table:table-cell>
          <table:table-cell table:style-name="ce11" table:formula="of:=[.D14]+[.E14]" office:value-type="float" office:value="71">
            <text:p>71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4]+[.K14]" office:value-type="float" office:value="2300">
            <text:p>2300</text:p>
          </table:table-cell>
          <table:table-cell table:formula="of:=[.K15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4 Packets</text:p>
          </table:table-cell>
          <table:table-cell office:value-type="float" office:value="1">
            <text:p>1</text:p>
          </table:table-cell>
          <table:table-cell table:style-name="ce11" table:formula="of:=[.D15]+[.E15]" office:value-type="float" office:value="72">
            <text:p>72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5]+[.K15]" office:value-type="float" office:value="2300">
            <text:p>2300</text:p>
          </table:table-cell>
          <table:table-cell table:formula="of:=[.K16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5 Packets</text:p>
          </table:table-cell>
          <table:table-cell office:value-type="float" office:value="1">
            <text:p>1</text:p>
          </table:table-cell>
          <table:table-cell table:style-name="ce11" table:formula="of:=[.D16]+[.E16]" office:value-type="float" office:value="73">
            <text:p>73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6]+[.K16]" office:value-type="float" office:value="2300">
            <text:p>2300</text:p>
          </table:table-cell>
          <table:table-cell table:formula="of:=[.K17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6 Packets</text:p>
          </table:table-cell>
          <table:table-cell office:value-type="float" office:value="1">
            <text:p>1</text:p>
          </table:table-cell>
          <table:table-cell table:style-name="ce11" table:formula="of:=[.D17]+[.E17]" office:value-type="float" office:value="74">
            <text:p>74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7]+[.K17]" office:value-type="float" office:value="2300">
            <text:p>2300</text:p>
          </table:table-cell>
          <table:table-cell table:formula="of:=[.K18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7 Packets</text:p>
          </table:table-cell>
          <table:table-cell office:value-type="float" office:value="1">
            <text:p>1</text:p>
          </table:table-cell>
          <table:table-cell table:style-name="ce11" table:formula="of:=[.D18]+[.E18]" office:value-type="float" office:value="75">
            <text:p>75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8]+[.K18]" office:value-type="float" office:value="2300">
            <text:p>2300</text:p>
          </table:table-cell>
          <table:table-cell table:formula="of:=[.K19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8 Packets</text:p>
          </table:table-cell>
          <table:table-cell office:value-type="float" office:value="1">
            <text:p>1</text:p>
          </table:table-cell>
          <table:table-cell table:style-name="ce11" table:formula="of:=[.D19]+[.E19]" office:value-type="float" office:value="76">
            <text:p>76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9]+[.K19]" office:value-type="float" office:value="2300">
            <text:p>2300</text:p>
          </table:table-cell>
          <table:table-cell table:formula="of:=[.K20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9 Packets</text:p>
          </table:table-cell>
          <table:table-cell office:value-type="float" office:value="1">
            <text:p>1</text:p>
          </table:table-cell>
          <table:table-cell table:style-name="ce11" table:formula="of:=[.D20]+[.E20]" office:value-type="float" office:value="77">
            <text:p>77</text:p>
          </table:table-cell>
          <table:table-cell table:style-name="Default"/>
          <table:covered-table-cell table:style-name="ce16"/>
          <table:table-cell table:style-name="ce18" table:number-columns-repeated="3"/>
          <table:table-cell table:style-name="ce11" table:formula="of:=[.I20]+[.K20]" office:value-type="float" office:value="2300">
            <text:p>2300</text:p>
          </table:table-cell>
          <table:table-cell table:formula="of:=[.K21]-[.$K$3]" office:value-type="float" office:value="1700">
            <text:p>1700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10 Packets</text:p>
          </table:table-cell>
          <table:table-cell office:value-type="float" office:value="1">
            <text:p>1</text:p>
          </table:table-cell>
          <table:table-cell table:style-name="ce11" table:formula="of:=[.D21]+[.E21]" office:value-type="float" office:value="78">
            <text:p>78</text:p>
          </table:table-cell>
          <table:table-cell table:style-name="Default"/>
          <table:table-cell table:style-name="ce6" office:value-type="string">
            <text:p>Total</text:p>
          </table:table-cell>
          <table:table-cell table:style-name="ce8"/>
          <table:table-cell table:style-name="ce8" table:formula="of:=SUM([.I4:.I21])" office:value-type="float" office:value="1700">
            <text:p>1700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/>
          <table:covered-table-cell table:style-name="ce5"/>
          <table:table-cell office:value-type="string">
            <text:p>Repeat Function 11 Packets</text:p>
          </table:table-cell>
          <table:table-cell office:value-type="float" office:value="1">
            <text:p>1</text:p>
          </table:table-cell>
          <table:table-cell table:style-name="ce11" table:formula="of:=[.D22]+[.E22]" office:value-type="float" office:value="79">
            <text:p>79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2 Packets</text:p>
          </table:table-cell>
          <table:table-cell office:value-type="float" office:value="1">
            <text:p>1</text:p>
          </table:table-cell>
          <table:table-cell table:style-name="ce11" table:formula="of:=[.D23]+[.E23]" office:value-type="float" office:value="80">
            <text:p>8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3 Packets</text:p>
          </table:table-cell>
          <table:table-cell office:value-type="float" office:value="1">
            <text:p>1</text:p>
          </table:table-cell>
          <table:table-cell table:style-name="ce11" table:formula="of:=[.D24]+[.E24]" office:value-type="float" office:value="81">
            <text:p>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4 Packets</text:p>
          </table:table-cell>
          <table:table-cell office:value-type="float" office:value="1">
            <text:p>1</text:p>
          </table:table-cell>
          <table:table-cell table:style-name="ce11" table:formula="of:=[.D25]+[.E25]" office:value-type="float" office:value="82">
            <text:p>8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5 Packets</text:p>
          </table:table-cell>
          <table:table-cell office:value-type="float" office:value="1">
            <text:p>1</text:p>
          </table:table-cell>
          <table:table-cell table:style-name="ce11" table:formula="of:=[.D26]+[.E26]" office:value-type="float" office:value="83">
            <text:p>83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6 Packets</text:p>
          </table:table-cell>
          <table:table-cell office:value-type="float" office:value="1">
            <text:p>1</text:p>
          </table:table-cell>
          <table:table-cell table:style-name="ce11" table:formula="of:=[.D27]+[.E27]" office:value-type="float" office:value="84">
            <text:p>84</text:p>
          </table:table-cell>
          <table:table-cell table:style-name="Default"/>
          <table:table-cell office:value-type="string">
            <text:p>Proxy Count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17 Packets</text:p>
          </table:table-cell>
          <table:table-cell office:value-type="float" office:value="1">
            <text:p>1</text:p>
          </table:table-cell>
          <table:table-cell table:style-name="ce11" table:formula="of:=[.D28]+[.E28]" office:value-type="float" office:value="85">
            <text:p>85</text:p>
          </table:table-cell>
          <table:table-cell table:style-name="Default"/>
          <table:table-cell office:value-type="string">
            <text:p>EEProm Size</text:p>
          </table:table-cell>
          <table:table-cell table:formula="of:=[.D47]+([.I22]*[.H28])" office:value-type="float" office:value="109400">
            <text:p>109400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18 Packets</text:p>
          </table:table-cell>
          <table:table-cell office:value-type="float" office:value="1">
            <text:p>1</text:p>
          </table:table-cell>
          <table:table-cell table:style-name="ce11" table:formula="of:=[.D29]+[.E29]" office:value-type="float" office:value="86">
            <text:p>86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9 Packets</text:p>
          </table:table-cell>
          <table:table-cell office:value-type="float" office:value="1">
            <text:p>1</text:p>
          </table:table-cell>
          <table:table-cell table:style-name="ce11" table:formula="of:=[.D30]+[.E30]" office:value-type="float" office:value="87">
            <text:p>8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0 Packets</text:p>
          </table:table-cell>
          <table:table-cell office:value-type="float" office:value="1">
            <text:p>1</text:p>
          </table:table-cell>
          <table:table-cell table:style-name="ce11" table:formula="of:=[.D31]+[.E31]" office:value-type="float" office:value="88">
            <text:p>88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1 Packets</text:p>
          </table:table-cell>
          <table:table-cell office:value-type="float" office:value="1">
            <text:p>1</text:p>
          </table:table-cell>
          <table:table-cell table:style-name="ce11" table:formula="of:=[.D32]+[.E32]" office:value-type="float" office:value="89">
            <text:p>89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2 Packets</text:p>
          </table:table-cell>
          <table:table-cell office:value-type="float" office:value="1">
            <text:p>1</text:p>
          </table:table-cell>
          <table:table-cell table:style-name="ce11" table:formula="of:=[.D33]+[.E33]" office:value-type="float" office:value="90">
            <text:p>9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3 Packets</text:p>
          </table:table-cell>
          <table:table-cell office:value-type="float" office:value="1">
            <text:p>1</text:p>
          </table:table-cell>
          <table:table-cell table:style-name="ce11" table:formula="of:=[.D34]+[.E34]" office:value-type="float" office:value="91">
            <text:p>9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4 Packets</text:p>
          </table:table-cell>
          <table:table-cell office:value-type="float" office:value="1">
            <text:p>1</text:p>
          </table:table-cell>
          <table:table-cell table:style-name="ce11" table:formula="of:=[.D35]+[.E35]" office:value-type="float" office:value="92">
            <text:p>92</text:p>
          </table:table-cell>
          <table:table-cell table:style-name="Default"/>
          <table:table-cell/>
          <table:table-cell office:value-type="float" office:value="131072">
            <text:p>131072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25 Packets</text:p>
          </table:table-cell>
          <table:table-cell office:value-type="float" office:value="1">
            <text:p>1</text:p>
          </table:table-cell>
          <table:table-cell table:style-name="ce11" table:formula="of:=[.D36]+[.E36]" office:value-type="float" office:value="93">
            <text:p>93</text:p>
          </table:table-cell>
          <table:table-cell table:style-name="Default"/>
          <table:table-cell/>
          <table:table-cell table:formula="of:=[.H36]/256" office:value-type="float" office:value="512">
            <text:p>512</text:p>
          </table:table-cell>
          <table:table-cell table:number-columns-repeated="2"/>
          <table:table-cell table:formula="of:=[.H36]/64" office:value-type="float" office:value="2048">
            <text:p>2048</text:p>
          </table:table-cell>
          <table:table-cell/>
        </table:table-row>
        <table:table-row table:style-name="ro1">
          <table:table-cell/>
          <table:covered-table-cell table:style-name="ce5"/>
          <table:table-cell office:value-type="string">
            <text:p>Repeat Function 26 Packets</text:p>
          </table:table-cell>
          <table:table-cell office:value-type="float" office:value="1">
            <text:p>1</text:p>
          </table:table-cell>
          <table:table-cell table:style-name="ce11" table:formula="of:=[.D37]+[.E37]" office:value-type="float" office:value="94">
            <text:p>94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7 Packets</text:p>
          </table:table-cell>
          <table:table-cell office:value-type="float" office:value="1">
            <text:p>1</text:p>
          </table:table-cell>
          <table:table-cell table:style-name="ce11" table:formula="of:=[.D38]+[.E38]" office:value-type="float" office:value="95">
            <text:p>95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8 Packets</text:p>
          </table:table-cell>
          <table:table-cell office:value-type="float" office:value="1">
            <text:p>1</text:p>
          </table:table-cell>
          <table:table-cell table:style-name="ce11" table:formula="of:=[.D39]+[.E39]" office:value-type="float" office:value="96">
            <text:p>96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/>
          <table:table-cell/>
          <table:table-cell table:style-name="ce11" table:formula="of:=[.D40]+[.E40]" office:value-type="float" office:value="97">
            <text:p>9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/>
          <table:table-cell/>
          <table:table-cell table:style-name="ce11" table:formula="of:=[.D41]+[.E41]" office:value-type="float" office:value="97">
            <text:p>9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/>
          <table:table-cell/>
          <table:table-cell table:style-name="ce11" table:formula="of:=[.D42]+[.E42]" office:value-type="float" office:value="97">
            <text:p>9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4"/>
          <table:table-cell/>
          <table:table-cell/>
          <table:table-cell table:style-name="ce11" table:formula="of:=[.D43]+[.E43]" office:value-type="float" office:value="97">
            <text:p>97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/>
          <table:table-cell/>
          <table:table-cell table:style-name="ce11" table:formula="of:=[.D44]+[.E44]" office:value-type="float" office:value="97">
            <text:p>97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 office:value-type="string">
            <text:p>Spare</text:p>
          </table:table-cell>
          <table:table-cell office:value-type="float" office:value="503">
            <text:p>503</text:p>
          </table:table-cell>
          <table:table-cell table:style-name="ce11" table:formula="of:=[.D45]+[.E45]" office:value-type="float" office:value="97">
            <text:p>97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Total</text:p>
          </table:table-cell>
          <table:table-cell table:style-name="ce8"/>
          <table:table-cell table:style-name="ce8" table:formula="of:=SUM([.D3:.D46])" office:value-type="float" office:value="600">
            <text:p>600</text:p>
          </table:table-cell>
          <table:table-cell table:style-name="ce12"/>
          <table:table-cell table:number-columns-repeated="7"/>
        </table:table-row>
        <table:table-row table:style-name="ro1" table:number-rows-repeated="104852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3/27/2013</text:date>, <text:time>06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3-27T06:29:12</dc:date>
    <dc:creator>Jim Kueneman</dc:creator>
    <meta:editing-duration>P8DT15H48M56S</meta:editing-duration>
    <meta:editing-cycles>20</meta:editing-cycles>
    <meta:generator>OpenOffice.org/3.4.1$Unix OpenOffice.org_project/341m1$Build-9593</meta:generator>
    <meta:document-statistic meta:table-count="3" meta:cell-count="214" meta:object-count="0"/>
  </office:meta>
</office:document-meta>
</file>